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1C000001D8F5DC9086FE2B23DF.png" manifest:media-type="image/png"/>
  <manifest:file-entry manifest:full-path="Pictures/1000020100000039000000B995392A249EADAB78.png" manifest:media-type="image/png"/>
  <manifest:file-entry manifest:full-path="Pictures/100002010000001B000001E0B728CD57A51BD74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923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none" draw:fill-color="#00b8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0.121cm" svg:height="2.151cm" draw:transform="rotate (-1.58545709251165) translate (11.694cm 16.042cm)">
            <draw:image xlink:href="Pictures/100002010000001B000001E0B728CD57A51BD749.png" xlink:type="simple" xlink:show="embed" xlink:actuate="onLoad">
              <text:p/>
            </draw:image>
          </draw:frame>
          <draw:line draw:style-name="gr2" draw:text-style-name="P2" draw:layer="layout" svg:x1="9.57cm" svg:y1="16.006cm" svg:x2="12.563cm" svg:y2="16.006cm">
            <text:p/>
          </draw:line>
          <draw:line draw:style-name="gr2" draw:text-style-name="P2" draw:layer="layout" svg:x1="9.573cm" svg:y1="16.108cm" svg:x2="9.573cm" svg:y2="15.908cm">
            <text:p/>
          </draw:line>
          <draw:line draw:style-name="gr2" draw:text-style-name="P2" draw:layer="layout" svg:x1="12.555cm" svg:y1="16.108cm" svg:x2="12.555cm" svg:y2="15.908cm">
            <text:p/>
          </draw:line>
          <draw:frame draw:style-name="gr3" draw:text-style-name="P4" draw:layer="layout" svg:width="0.232cm" svg:height="0.38cm" svg:x="9.329cm" svg:y="15.701cm">
            <draw:text-box>
              <text:p text:style-name="P3"><text:span text:style-name="T1">K</text:span></text:p>
            </draw:text-box>
          </draw:frame>
          <draw:frame draw:style-name="gr3" draw:text-style-name="P4" draw:layer="layout" svg:width="0.232cm" svg:height="0.38cm" svg:x="12.592cm" svg:y="15.7cm">
            <draw:text-box>
              <text:p text:style-name="P3"><text:span text:style-name="T1">L</text:span></text:p>
            </draw:text-box>
          </draw:frame>
          <draw:circle draw:style-name="gr4" draw:text-style-name="P2" draw:layer="layout" svg:width="4.5cm" svg:height="4.5cm" svg:x="7.318cm" svg:y="13.752cm" draw:kind="arc" draw:start-angle="34.27" draw:end-angle="71.14">
            <text:p/>
          </draw:circle>
          <draw:circle draw:style-name="gr4" draw:text-style-name="P2" draw:layer="layout" svg:width="4.996cm" svg:height="4.996cm" svg:x="10.065cm" svg:y="13.505cm" draw:kind="arc" draw:start-angle="115.26" draw:end-angle="149">
            <text:p/>
          </draw:circle>
          <draw:line draw:style-name="gr5" draw:text-style-name="P2" draw:layer="layout" svg:x1="9.581cm" svg:y1="15.999cm" svg:x2="10.868cm" svg:y2="14.174cm">
            <text:p/>
          </draw:line>
          <draw:line draw:style-name="gr4" draw:text-style-name="P2" draw:layer="layout" svg:x1="10.874cm" svg:y1="14.167cm" svg:x2="12.546cm" svg:y2="16.004cm">
            <text:p/>
          </draw:line>
          <draw:frame draw:style-name="gr3" draw:text-style-name="P4" draw:layer="layout" svg:width="1.116cm" svg:height="0.38cm" draw:transform="rotate (0.970053998258448) translate (9.551cm 15.361cm)">
            <draw:text-box>
              <text:p text:style-name="P3"><text:span text:style-name="T1">4,5 cm</text:span></text:p>
            </draw:text-box>
          </draw:frame>
          <draw:frame draw:style-name="gr1" draw:text-style-name="P1" draw:layer="layout" svg:width="0.122cm" svg:height="2.112cm" draw:transform="rotate (-2.69094864072486) translate (11.947cm 16.014cm)">
            <draw:image xlink:href="Pictures/100002010000001C000001D8F5DC9086FE2B23DF.png" xlink:type="simple" xlink:show="embed" xlink:actuate="onLoad">
              <text:p/>
            </draw:image>
          </draw:frame>
          <draw:frame draw:style-name="gr1" draw:text-style-name="P1" draw:layer="layout" svg:width="0.279cm" svg:height="0.907cm" draw:transform="rotate (-2.26229577643505) translate (12.398cm 16.375cm)">
            <draw:image xlink:href="Pictures/1000020100000039000000B995392A249EADAB78.png" xlink:type="simple" xlink:show="embed" xlink:actuate="onLoad">
              <text:p/>
            </draw:image>
          </draw:frame>
          <draw:frame draw:style-name="gr3" draw:text-style-name="P4" draw:layer="layout" svg:width="0.295cm" svg:height="0.38cm" svg:x="10.754cm" svg:y="13.684cm">
            <draw:text-box>
              <text:p text:style-name="P3"><text:span text:style-name="T1">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923" draw:display-name="Dashed (var) 6923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2:59:52.200611623</meta:creation-date>
    <dc:date>2018-02-26T13:00:18.244148785</dc:date>
    <meta:editing-duration>PT26S</meta:editing-duration>
    <meta:editing-cycles>1</meta:editing-cycles>
    <meta:document-statistic meta:object-count="15"/>
    <meta:generator>LibreOffice/6.0.0.3$MacOSX_X86_64 LibreOffice_project/64a0f66915f38c6217de274f0aa8e15618924765</meta:generator>
  </office:meta>
</office:document-meta>
</file>